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0.59mm"/>
    </style:style>
    <style:style style:name="co2" style:family="table-column">
      <style:table-column-properties fo:break-before="auto" style:column-width="16.74mm"/>
    </style:style>
    <style:style style:name="co3" style:family="table-column">
      <style:table-column-properties fo:break-before="auto" style:column-width="13.28mm"/>
    </style:style>
    <style:style style:name="co4" style:family="table-column">
      <style:table-column-properties fo:break-before="auto" style:column-width="5.43mm"/>
    </style:style>
    <style:style style:name="co5" style:family="table-column">
      <style:table-column-properties fo:break-before="auto" style:column-width="103.43mm"/>
    </style:style>
    <style:style style:name="co6" style:family="table-column">
      <style:table-column-properties fo:break-before="auto" style:column-width="17.43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25.19mm" fo:break-before="auto" style:use-optimal-row-height="false"/>
    </style:style>
    <style:style style:name="ta1" style:family="table" style:master-page-name="PageStyle_5f_How_20_to_20_use_20_this_20_spreadsheet">
      <style:table-properties table:display="true" style:writing-mode="lr-tb"/>
    </style:style>
    <style:style style:name="ta2" style:family="table" style:master-page-name="PageStyle_5f_Structure_20_of_20_the_20_course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Excel_20_Built-in_20_Hyperlink" style:data-style-name="N0">
      <style:table-cell-properties fo:background-color="#fff2cc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#e7e6e6" style:rotation-align="none"/>
    </style:style>
    <style:style style:name="ce7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2cc" style:rotation-align="none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45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map style:condition="is-true-formula(([.$O3]&gt;0)*(ISBLANK([.$B3]))*(ISBLANK([.$C3])))" style:apply-style-name="ConditionalStyle_5f_21" style:base-cell-address="'Structure of the course'.A3"/>
      <style:map style:condition="is-true-formula(([.$O3]&gt;0)*([.$B3]&gt;0)*(ISBLANK([.$C3])))" style:apply-style-name="ConditionalStyle_5f_20" style:base-cell-address="'Structure of the course'.A3"/>
      <style:map style:condition="is-true-formula(([.$O3]&gt;0)*([.$B3]&gt;0)*([.$C3]&gt;0))" style:apply-style-name="ConditionalStyle_5f_19" style:base-cell-address="'Structure of the course'.A3"/>
    </style:style>
    <style:style style:name="ce11" style:family="table-cell" style:parent-style-name="Default">
      <style:map style:condition="is-true-formula([.$O43]&gt;0)" style:apply-style-name="ConditionalStyle_5f_23" style:base-cell-address="'Structure of the course'.A43"/>
    </style:style>
    <style:style style:name="ce12" style:family="table-cell" style:parent-style-name="Default">
      <style:map style:condition="is-true-formula(([.$O246]&gt;0)*(ISBLANK([.$B246]))*(ISBLANK([.$C246])))" style:apply-style-name="ConditionalStyle_5f_9" style:base-cell-address="'Structure of the course'.A246"/>
      <style:map style:condition="is-true-formula(([.$O246]&gt;0)*([.$B246]&gt;0)*(ISBLANK([.$C246])))" style:apply-style-name="ConditionalStyle_5f_8" style:base-cell-address="'Structure of the course'.A246"/>
      <style:map style:condition="is-true-formula(([.$O246]&gt;0)*([.$B246]&gt;0)*([.$C246]&gt;0))" style:apply-style-name="ConditionalStyle_5f_7" style:base-cell-address="'Structure of the course'.A246"/>
    </style:style>
    <style:style style:name="ce13" style:family="table-cell" style:parent-style-name="Default">
      <style:map style:condition="is-true-formula(([.$O251]&gt;0)*(ISBLANK([.$B251]))*(ISBLANK([.$C251])))" style:apply-style-name="ConditionalStyle_5f_3" style:base-cell-address="'Structure of the course'.A251"/>
      <style:map style:condition="is-true-formula(([.$O251]&gt;0)*([.$B251]&gt;0)*(ISBLANK([.$C251])))" style:apply-style-name="ConditionalStyle_5f_2" style:base-cell-address="'Structure of the course'.A251"/>
      <style:map style:condition="is-true-formula(([.$O251]&gt;0)*([.$B251]&gt;0)*([.$C251]&gt;0))" style:apply-style-name="ConditionalStyle_5f_1" style:base-cell-address="'Structure of the course'.A251"/>
    </style:style>
    <style:style style:name="ce14" style:family="table-cell" style:parent-style-name="Default">
      <style:map style:condition="is-true-formula(([.$O251]&gt;0)*(ISBLANK([.$B251]))*(ISBLANK([.$C251])))" style:apply-style-name="ConditionalStyle_5f_6" style:base-cell-address="'Structure of the course'.B251"/>
      <style:map style:condition="is-true-formula(([.$O251]&gt;0)*([.$B251]&gt;0)*(ISBLANK([.$C251])))" style:apply-style-name="ConditionalStyle_5f_5" style:base-cell-address="'Structure of the course'.B251"/>
      <style:map style:condition="is-true-formula(([.$O251]&gt;0)*([.$B251]&gt;0)*([.$C251]&gt;0))" style:apply-style-name="ConditionalStyle_5f_4" style:base-cell-address="'Structure of the course'.B251"/>
    </style:style>
    <style:style style:name="ce15" style:family="table-cell" style:parent-style-name="Default">
      <style:table-cell-properties fo:background-color="#f8cba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fbe5d6"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map style:condition="is-true-formula(([.$O3]&gt;0)*(ISBLANK([.$B3]))*(ISBLANK([.$C3])))" style:apply-style-name="ConditionalStyle_5f_21" style:base-cell-address="'Structure of the course'.A3"/>
      <style:map style:condition="is-true-formula(([.$O3]&gt;0)*([.$B3]&gt;0)*(ISBLANK([.$C3])))" style:apply-style-name="ConditionalStyle_5f_20" style:base-cell-address="'Structure of the course'.A3"/>
      <style:map style:condition="is-true-formula(([.$O3]&gt;0)*([.$B3]&gt;0)*([.$C3]&gt;0))" style:apply-style-name="ConditionalStyle_5f_19" style:base-cell-address="'Structure of the course'.A3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map style:condition="is-true-formula(([.$O251]&gt;0)*(ISBLANK([.$B251]))*(ISBLANK([.$C251])))" style:apply-style-name="ConditionalStyle_5f_6" style:base-cell-address="'Structure of the course'.B251"/>
      <style:map style:condition="is-true-formula(([.$O251]&gt;0)*([.$B251]&gt;0)*(ISBLANK([.$C251])))" style:apply-style-name="ConditionalStyle_5f_5" style:base-cell-address="'Structure of the course'.B251"/>
      <style:map style:condition="is-true-formula(([.$O251]&gt;0)*([.$B251]&gt;0)*([.$C251]&gt;0))" style:apply-style-name="ConditionalStyle_5f_4" style:base-cell-address="'Structure of the course'.B251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ackground-color="#e2f0d9"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#deebf7" style:rotation-align="none"/>
    </style:style>
    <style:style style:name="ce23" style:family="table-cell" style:parent-style-name="Default">
      <style:table-cell-properties fo:background-color="#deebf7" style:text-align-source="fix" style:repeat-content="false" fo:wrap-option="no-wrap" style:direction="ltr" style:rotation-angle="45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map style:condition="is-true-formula([.$O43]&gt;0)" style:apply-style-name="ConditionalStyle_5f_24" style:base-cell-address="'Structure of the course'.P43"/>
    </style:style>
    <style:style style:name="ce25" style:family="table-cell" style:parent-style-name="Default">
      <style:map style:condition="is-true-formula((#ref!&gt;0)*(ISBLANK(#ref!))*(ISBLANK(#ref!)))" style:apply-style-name="ConditionalStyle_5f_18" style:base-cell-address="'Structure of the course'.P52"/>
      <style:map style:condition="is-true-formula((#ref!&gt;0)*(#ref!&gt;0)*(ISBLANK(#ref!)))" style:apply-style-name="ConditionalStyle_5f_17" style:base-cell-address="'Structure of the course'.P52"/>
      <style:map style:condition="is-true-formula((#ref!&gt;0)*(#ref!&gt;0)*(#ref!&gt;0))" style:apply-style-name="ConditionalStyle_5f_16" style:base-cell-address="'Structure of the course'.P52"/>
    </style:style>
    <style:style style:name="ce26" style:family="table-cell" style:parent-style-name="Default">
      <style:map style:condition="is-true-formula(([.$O59]&gt;0)*(ISBLANK([.$B59]))*(ISBLANK([.$C59])))" style:apply-style-name="ConditionalStyle_5f_15" style:base-cell-address="'Structure of the course'.P60"/>
      <style:map style:condition="is-true-formula(([.$O59]&gt;0)*([.$B59]&gt;0)*(ISBLANK([.$C59])))" style:apply-style-name="ConditionalStyle_5f_14" style:base-cell-address="'Structure of the course'.P60"/>
      <style:map style:condition="is-true-formula(([.$O59]&gt;0)*([.$B59]&gt;0)*([.$C59]&gt;0))" style:apply-style-name="ConditionalStyle_5f_13" style:base-cell-address="'Structure of the course'.P60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([.$O3]&gt;0)*(ISBLANK([.$B3]))*(ISBLANK([.$C3])))" style:apply-style-name="ConditionalStyle_5f_21" style:base-cell-address="'Structure of the course'.A3"/>
      <style:map style:condition="is-true-formula(([.$O3]&gt;0)*([.$B3]&gt;0)*(ISBLANK([.$C3])))" style:apply-style-name="ConditionalStyle_5f_20" style:base-cell-address="'Structure of the course'.A3"/>
      <style:map style:condition="is-true-formula(([.$O3]&gt;0)*([.$B3]&gt;0)*([.$C3]&gt;0))" style:apply-style-name="ConditionalStyle_5f_19" style:base-cell-address="'Structure of the course'.A3"/>
    </style:style>
    <style:style style:name="ce28" style:family="table-cell" style:parent-style-name="Default">
      <style:map style:condition="is-true-formula(([.$O233]&gt;0)*(ISBLANK([.$B233]))*(ISBLANK([.$C233])))" style:apply-style-name="ConditionalStyle_5f_12" style:base-cell-address="'Structure of the course'.P231"/>
      <style:map style:condition="is-true-formula(([.$O233]&gt;0)*([.$B233]&gt;0)*(ISBLANK([.$C233])))" style:apply-style-name="ConditionalStyle_5f_11" style:base-cell-address="'Structure of the course'.P231"/>
      <style:map style:condition="is-true-formula(([.$O233]&gt;0)*([.$B233]&gt;0)*([.$C233]&gt;0))" style:apply-style-name="ConditionalStyle_5f_10" style:base-cell-address="'Structure of the course'.P231"/>
    </style:style>
    <style:style style:name="ce29" style:family="table-cell" style:parent-style-name="Default">
      <style:map style:condition="is-true-formula(([.$O3]&gt;0)*([.$B3]&gt;0)*(ISBLANK([.$C3])))" style:apply-style-name="ConditionalStyle_5f_22" style:base-cell-address="'Structure of the course'.Q13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45" style:rotation-align="none" style:shrink-to-fit="false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w to use this spreadsheet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his spreadsheet describes the structure of the online course "Learn the Scientific Method by Studying Clouds in a Changing Climate"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scientific-method-course.github.io/" xlink:type="simple">(see https://scientific-method-course.github.io)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The structure</text:p>
          </table:table-cell>
          <table:table-cell table:style-name="ce6" table:number-columns-repeated="11"/>
          <table:table-cell table:number-columns-repeated="1012"/>
        </table:table-row>
        <table:table-row table:style-name="ro2">
          <table:table-cell office:value-type="string" calcext:value-type="string">
            <text:p>The first 3 columns indicate the number of the modules, submodules and unit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ded lines indicate the titles of the respective hierarchi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unshaded lines indicate the actual contents of the units (the lowest level within EdX: a single pag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are two sets of columns in which one tick mark per set is giv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Trajectory: which of the three learning trajectories does this text contribute 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Research cycle: which part of the research cycle is this text linked t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How to use</text:p>
          </table:table-cell>
          <table:table-cell table:style-name="ce7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This spreadsheet can be used to isolate/locate the parts of the course that are part of a specific learning trajectory. This can be done using the filter at the top of each column (select the rows with a 'x'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that way, individual learning trajectories can be re-used in other courses (possibly some modification is necessary due to the tight integration of the three learning trajectories)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 of the course" table:style-name="ta2">
        <office:forms form:automatic-focus="false" form:apply-design-mode="false"/>
        <table:table-column table:style-name="co3" table:number-columns-repeated="3" table:default-cell-style-name="Default"/>
        <table:table-column table:style-name="co4" table:number-columns-repeated="11" table:default-cell-style-name="ce19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04" table:default-cell-style-name="Default"/>
        <table:table-row table:style-name="ro2">
          <table:table-cell table:style-name="ce8" table:number-columns-repeated="3"/>
          <table:table-cell table:style-name="ce15" office:value-type="string" calcext:value-type="string">
            <text:p>Trajectory</text:p>
          </table:table-cell>
          <table:table-cell table:style-name="ce15" table:number-columns-repeated="4"/>
          <table:table-cell table:style-name="ce20" office:value-type="string" calcext:value-type="string">
            <text:p>Research cycle</text:p>
          </table:table-cell>
          <table:table-cell table:style-name="ce20" table:number-columns-repeated="5"/>
          <table:table-cell table:style-name="ce22" table:number-columns-repeated="6"/>
          <table:table-cell table:number-columns-repeated="1004"/>
        </table:table-row>
        <table:table-row table:style-name="ro3"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Submodule</text:p>
          </table:table-cell>
          <table:table-cell table:style-name="ce9" office:value-type="string" calcext:value-type="string">
            <text:p>Unit</text:p>
          </table:table-cell>
          <table:table-cell table:style-name="ce16" office:value-type="string" calcext:value-type="string">
            <text:p>General</text:p>
          </table:table-cell>
          <table:table-cell table:style-name="ce16" office:value-type="string" calcext:value-type="string">
            <text:p>Phi personal</text:p>
          </table:table-cell>
          <table:table-cell table:style-name="ce16" office:value-type="string" calcext:value-type="string">
            <text:p>Phi</text:p>
          </table:table-cell>
          <table:table-cell table:style-name="ce16" office:value-type="string" calcext:value-type="string">
            <text:p>Meth</text:p>
          </table:table-cell>
          <table:table-cell table:style-name="ce16" office:value-type="string" calcext:value-type="string">
            <text:p>Meteo</text:p>
          </table:table-cell>
          <table:table-cell table:style-name="ce21" office:value-type="string" calcext:value-type="string">
            <text:p>Theory</text:p>
          </table:table-cell>
          <table:table-cell table:style-name="ce21" office:value-type="string" calcext:value-type="string">
            <text:p>Hypothesis</text:p>
          </table:table-cell>
          <table:table-cell table:style-name="ce21" office:value-type="string" calcext:value-type="string">
            <text:p>Exp.</text:p>
          </table:table-cell>
          <table:table-cell table:style-name="ce21" office:value-type="string" calcext:value-type="string">
            <text:p>Analysis</text:p>
          </table:table-cell>
          <table:table-cell table:style-name="ce21" office:value-type="string" calcext:value-type="string">
            <text:p>Conclusion</text:p>
          </table:table-cell>
          <table:table-cell table:style-name="ce21" office:value-type="string" calcext:value-type="string">
            <text:p>Synthesis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Description</text:p>
          </table:table-cell>
          <table:table-cell table:style-name="ce23" table:number-columns-repeated="4"/>
          <table:table-cell table:style-name="ce30"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table:number-columns-repeated="11"/>
          <table:table-cell table:style-name="ce10" office:value-type="string" calcext:value-type="string">
            <text:p>Introduction to the cours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Introduction to the cours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string" calcext:value-type="string">
            <text:p>0.1.1</text:p>
          </table:table-cell>
          <table:table-cell table:style-name="ce17" table:number-columns-repeated="11"/>
          <table:table-cell table:style-name="ce10" office:value-type="string" calcext:value-type="string">
            <text:p>Before we start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string" calcext:value-type="string">
            <text:p>0.1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0"/>
          <table:table-cell table:style-name="ce10" office:value-type="string" calcext:value-type="string">
            <text:p>Before we star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string" calcext:value-type="string">
            <text:p>0.1.2</text:p>
          </table:table-cell>
          <table:table-cell table:style-name="ce17" table:number-columns-repeated="11"/>
          <table:table-cell table:style-name="ce10" office:value-type="string" calcext:value-type="string">
            <text:p>Course structur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string" calcext:value-type="string">
            <text:p>0.1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0"/>
          <table:table-cell table:style-name="ce10" office:value-type="string" calcext:value-type="string">
            <text:p>Course structure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string" calcext:value-type="string">
            <text:p>0.1.3</text:p>
          </table:table-cell>
          <table:table-cell table:style-name="ce17" table:number-columns-repeated="11"/>
          <table:table-cell table:style-name="ce10" office:value-type="string" calcext:value-type="string">
            <text:p>The Perspectives Present in this Cours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string" calcext:value-type="string">
            <text:p>0.1.3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0"/>
          <table:table-cell table:style-name="ce10" office:value-type="string" calcext:value-type="string">
            <text:p>The Perspectives Present in this Course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string" calcext:value-type="string">
            <text:p>0.1.4</text:p>
          </table:table-cell>
          <table:table-cell table:style-name="ce17" table:number-columns-repeated="11"/>
          <table:table-cell table:style-name="ce10" office:value-type="string" calcext:value-type="string">
            <text:p>Your personal science checklist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string" calcext:value-type="string">
            <text:p>0.1.4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9"/>
          <table:table-cell table:style-name="ce10"/>
          <table:table-cell table:style-name="ce10" office:value-type="string" calcext:value-type="string">
            <text:p>Your personal science checklis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string" calcext:value-type="string">
            <text:p>0.2.1</text:p>
          </table:table-cell>
          <table:table-cell table:style-name="ce17" table:number-columns-repeated="11"/>
          <table:table-cell table:style-name="ce10" office:value-type="string" calcext:value-type="string">
            <text:p>Get to know EdX</text:p>
          </table:table-cell>
          <table:table-cell table:style-name="ce10"/>
          <table:table-cell table:style-name="ce29"/>
          <table:table-cell table:style-name="ce10" table:number-columns-repeated="3"/>
          <table:table-cell table:number-columns-repeated="1004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string" calcext:value-type="string">
            <text:p>0.2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0"/>
          <table:table-cell table:style-name="ce10" office:value-type="string" calcext:value-type="string">
            <text:p>Get to know EdX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7" table:number-columns-repeated="11"/>
          <table:table-cell table:style-name="ce10" office:value-type="string" calcext:value-type="string">
            <text:p>Know they tool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,1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Program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,1</text:p>
          </table:table-cell>
          <table:table-cell table:style-name="ce10" office:value-type="string" calcext:value-type="string">
            <text:p>1.1.1</text:p>
          </table:table-cell>
          <table:table-cell table:style-name="ce17" table:number-columns-repeated="11"/>
          <table:table-cell table:style-name="ce10" office:value-type="string" calcext:value-type="string">
            <text:p>Program and learning objective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,1</text:p>
          </table:table-cell>
          <table:table-cell table:style-name="ce10" office:value-type="string" calcext:value-type="string">
            <text:p>1.1.1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3" table:style-name="ce17" office:value-type="string" calcext:value-type="string">
            <text:p>x</text:p>
          </table:table-cell>
          <table:table-cell table:style-name="ce17" table:number-columns-repeated="6"/>
          <table:table-cell table:style-name="ce10"/>
          <table:table-cell table:style-name="ce10" office:value-type="string" calcext:value-type="string">
            <text:p>Introduction + learning objective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Context and theory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2</text:p>
          </table:table-cell>
          <table:table-cell table:style-name="ce17" table:number-columns-repeated="11"/>
          <table:table-cell table:style-name="ce10" office:value-type="string" calcext:value-type="string">
            <text:p>How can we Develop Scientific Knowledge?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Rationalism, empiricism, logical positivism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2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Research cycle in six step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3</text:p>
          </table:table-cell>
          <table:table-cell table:style-name="ce17" table:number-columns-repeated="11"/>
          <table:table-cell table:style-name="ce10" office:value-type="string" calcext:value-type="string">
            <text:p>Introduce and Study the ABL-Land System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3</text:p>
          </table:table-cell>
          <table:table-cell table:style-name="ce17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Mixed layer budget equations intro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3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Relationship between theory and model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3</text:p>
          </table:table-cell>
          <table:table-cell table:style-name="ce17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Research methods used in meteorology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4</text:p>
          </table:table-cell>
          <table:table-cell table:style-name="ce17" table:number-columns-repeated="11"/>
          <table:table-cell table:style-name="ce10" office:value-type="string" calcext:value-type="string">
            <text:p>Simple Overview of the Mixed-Layer Theory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string" calcext:value-type="string">
            <text:p>1.2.4</text:p>
          </table:table-cell>
          <table:table-cell table:style-name="ce17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Mixed layer budget equations and boundary layer heigh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Hypothe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string" calcext:value-type="string">
            <text:p>1.3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string" calcext:value-type="string">
            <text:p>1.3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string" calcext:value-type="string">
            <text:p>1.3.2</text:p>
          </table:table-cell>
          <table:table-cell table:style-name="ce17" table:number-columns-repeated="11"/>
          <table:table-cell table:style-name="ce10" office:value-type="string" calcext:value-type="string">
            <text:p>From Complex Reality to Systematic Research Ques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string" calcext:value-type="string">
            <text:p>1.3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Logical positivism, research question and hypothesi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string" calcext:value-type="string">
            <text:p>1.3.2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Properties of a good research ques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string" calcext:value-type="string">
            <text:p>1.3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Deductive and inductive reasoning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string" calcext:value-type="string">
            <text:p>1.3.3</text:p>
          </table:table-cell>
          <table:table-cell table:style-name="ce17" table:number-columns-repeated="11"/>
          <table:table-cell table:style-name="ce10" office:value-type="string" calcext:value-type="string">
            <text:p>Research Ques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string" calcext:value-type="string">
            <text:p>1.3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Research question to guide your first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string" calcext:value-type="string">
            <text:p>1.3.3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Test the quality of our research ques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Experiment and analy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string" calcext:value-type="string">
            <text:p>1.4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24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2</text:p>
          </table:table-cell>
          <table:table-cell table:style-name="ce17" table:number-columns-repeated="11"/>
          <table:table-cell table:style-name="ce10" office:value-type="string" calcext:value-type="string">
            <text:p>Introducing the CLASS Model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2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Introducing the CLASS Model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3</text:p>
          </table:table-cell>
          <table:table-cell table:style-name="ce17" table:number-columns-repeated="11"/>
          <table:table-cell table:style-name="ce10" office:value-type="string" calcext:value-type="string">
            <text:p>Sensitivity experiment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3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Design of the sensitivity experiment in relation to the research ques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Relation to the research ques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etup of the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sis of the experiment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Cycling between experiment and analysi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25" office:value-type="string" calcext:value-type="string">
            <text:p>Modified sensitivity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sis of the modified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Optional sensitivity experiment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4</text:p>
          </table:table-cell>
          <table:table-cell table:style-name="ce17" table:number-columns-repeated="11"/>
          <table:table-cell table:style-name="ce10" office:value-type="string" calcext:value-type="string">
            <text:p>Model valida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4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Motivation for model valid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Observations needed fot model valid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etup of the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sis of the experiment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string" calcext:value-type="string">
            <text:p>1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26" office:value-type="string" calcext:value-type="string">
            <text:p>Modifications to model setup based on observa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5" calcext:value-type="float">
            <text:p>1,5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Conclus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office:value-type="string" calcext:value-type="string">
            <text:p>1.5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office:value-type="string" calcext:value-type="string">
            <text:p>1.5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7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office:value-type="string" calcext:value-type="string">
            <text:p>1.5.1</text:p>
          </table:table-cell>
          <table:table-cell table:style-name="ce17" table:number-columns-repeated="11"/>
          <table:table-cell table:style-name="ce10" office:value-type="string" calcext:value-type="string">
            <text:p>What can we conclud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office:value-type="string" calcext:value-type="string">
            <text:p>1.5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7"/>
          <table:table-cell table:style-name="ce10"/>
          <table:table-cell table:style-name="ce10" office:value-type="string" calcext:value-type="string">
            <text:p>What can we conclude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6" calcext:value-type="float">
            <text:p>1,6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Synthe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string" calcext:value-type="string">
            <text:p>1.6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string" calcext:value-type="string">
            <text:p>1.6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9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string" calcext:value-type="string">
            <text:p>1.6.2</text:p>
          </table:table-cell>
          <table:table-cell table:style-name="ce17" table:number-columns-repeated="11"/>
          <table:table-cell table:style-name="ce10" office:value-type="string" calcext:value-type="string">
            <text:p>Creative thinking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string" calcext:value-type="string">
            <text:p>1.6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9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Reflect on our hypothesi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string" calcext:value-type="string">
            <text:p>1.6.3</text:p>
          </table:table-cell>
          <table:table-cell table:style-name="ce17" table:number-columns-repeated="11"/>
          <table:table-cell table:style-name="ce10" office:value-type="string" calcext:value-type="string">
            <text:p>Play fair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string" calcext:value-type="string">
            <text:p>1.6.3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Extend your personal science checklis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7" table:number-columns-repeated="11"/>
          <table:table-cell table:style-name="ce10" office:value-type="string" calcext:value-type="string">
            <text:p>Everything has a caus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,1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Program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,1</text:p>
          </table:table-cell>
          <table:table-cell table:style-name="ce10" office:value-type="string" calcext:value-type="string">
            <text:p>2.1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1" calcext:value-type="float">
            <text:p>2,1</text:p>
          </table:table-cell>
          <table:table-cell table:style-name="ce10" office:value-type="string" calcext:value-type="string">
            <text:p>2.1.1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3" table:style-name="ce17" office:value-type="string" calcext:value-type="string">
            <text:p>x</text:p>
          </table:table-cell>
          <table:table-cell table:style-name="ce17" table:number-columns-repeated="6"/>
          <table:table-cell table:style-name="ce10"/>
          <table:table-cell table:style-name="ce10" office:value-type="string" calcext:value-type="string">
            <text:p>Introduction + learning objective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2</text:p>
          </table:table-cell>
          <table:table-cell table:style-name="ce17" table:number-columns-repeated="11"/>
          <table:table-cell table:style-name="ce10" office:value-type="string" calcext:value-type="string">
            <text:p>Scientific Knowledge is More Than Fact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Logical positivsm, empirical cycle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2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Scientific research cycle in 3 steps: observation, induction, verific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Criticism to logical positivism: theory-ladenness of observa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Criticism to logical positivism: logical soundness of verific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Criticism to logical positivism: observability of variable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3</text:p>
          </table:table-cell>
          <table:table-cell table:style-name="ce17" table:number-columns-repeated="11"/>
          <table:table-cell table:style-name="ce10" office:value-type="string" calcext:value-type="string">
            <text:p>How are clouds formed?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3</text:p>
          </table:table-cell>
          <table:table-cell table:style-name="ce17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How are clouds formed?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4</text:p>
          </table:table-cell>
          <table:table-cell table:style-name="ce17" table:number-columns-repeated="11"/>
          <table:table-cell table:style-name="ce10" office:value-type="string" calcext:value-type="string">
            <text:p>The effect of ...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4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Relation between a cause and an effec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2" calcext:value-type="float">
            <text:p>2,2</text:p>
          </table:table-cell>
          <table:table-cell table:style-name="ce10" office:value-type="string" calcext:value-type="string">
            <text:p>2.2.4</text:p>
          </table:table-cell>
          <table:table-cell table:style-name="ce17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The effect of surface sensible heat flux and initial temperature jump on ...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" calcext:value-type="float">
            <text:p>2,3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Hypothe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" calcext:value-type="float">
            <text:p>2,3</text:p>
          </table:table-cell>
          <table:table-cell table:style-name="ce10" office:value-type="string" calcext:value-type="string">
            <text:p>2.3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" calcext:value-type="float">
            <text:p>2,3</text:p>
          </table:table-cell>
          <table:table-cell table:style-name="ce10" office:value-type="string" calcext:value-type="string">
            <text:p>2.3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" calcext:value-type="float">
            <text:p>2,3</text:p>
          </table:table-cell>
          <table:table-cell table:style-name="ce10" office:value-type="string" calcext:value-type="string">
            <text:p>2.3.2</text:p>
          </table:table-cell>
          <table:table-cell table:style-name="ce17" table:number-columns-repeated="11"/>
          <table:table-cell table:style-name="ce10" office:value-type="string" calcext:value-type="string">
            <text:p>Causality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" calcext:value-type="float">
            <text:p>2,3</text:p>
          </table:table-cell>
          <table:table-cell table:style-name="ce10" office:value-type="string" calcext:value-type="string">
            <text:p>2.3.2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Causality is a relation between a cause and its effect,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" calcext:value-type="float">
            <text:p>2,3</text:p>
          </table:table-cell>
          <table:table-cell table:style-name="ce10" office:value-type="string" calcext:value-type="string">
            <text:p>2.3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The problem of induction: no guarantee that A always causes B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" calcext:value-type="float">
            <text:p>2,3</text:p>
          </table:table-cell>
          <table:table-cell table:style-name="ce10" office:value-type="string" calcext:value-type="string">
            <text:p>2.3.2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What causes deepening of the boundary layer: a complete reasoning chai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" calcext:value-type="float">
            <text:p>2,3</text:p>
          </table:table-cell>
          <table:table-cell table:style-name="ce10" office:value-type="string" calcext:value-type="string">
            <text:p>2.3.3</text:p>
          </table:table-cell>
          <table:table-cell table:style-name="ce17" table:number-columns-repeated="11"/>
          <table:table-cell table:style-name="ce10" office:value-type="string" calcext:value-type="string">
            <text:p>Research Ques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" calcext:value-type="float">
            <text:p>2,3</text:p>
          </table:table-cell>
          <table:table-cell table:style-name="ce10" office:value-type="string" calcext:value-type="string">
            <text:p>2.3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The research question directs our research in this module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Experiment analy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2</text:p>
          </table:table-cell>
          <table:table-cell table:style-name="ce17" table:number-columns-repeated="11"/>
          <table:table-cell table:style-name="ce10" office:value-type="string" calcext:value-type="string">
            <text:p>Computer Simulation in Scientific Practic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The relation between theory, model and simul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2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Range of models used in the field meteorology and the place of CLASS in this landscape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3</text:p>
          </table:table-cell>
          <table:table-cell table:style-name="ce17" table:number-columns-repeated="11"/>
          <table:table-cell table:style-name="ce10" office:value-type="string" calcext:value-type="string">
            <text:p>Model valida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Observations needed fot model valid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etup of the validation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sis of the model valid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Modifications to model setup based on observa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4</text:p>
          </table:table-cell>
          <table:table-cell table:style-name="ce17" table:number-columns-repeated="11"/>
          <table:table-cell table:style-name="ce10" office:value-type="string" calcext:value-type="string">
            <text:p>Sensitivity to temperature and moisture chang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Motivation of sensitivity experiment based on research ques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etup of sensitivity experiment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sysis of sensitivity experiment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4</text:p>
          </table:table-cell>
          <table:table-cell table:style-name="ce17" table:number-columns-repeated="7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Link temperature related experiments from module 1 to moisture-related experiment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4</text:p>
          </table:table-cell>
          <table:table-cell table:style-name="ce17" table:number-columns-repeated="7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Design your own sensitivity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office:value-type="string" calcext:value-type="string">
            <text:p>2.4.4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se your own sensitivity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,5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Conclusion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string" calcext:value-type="string">
            <text:p>2.5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string" calcext:value-type="string">
            <text:p>2.5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7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string" calcext:value-type="string">
            <text:p>2.5.2</text:p>
          </table:table-cell>
          <table:table-cell table:style-name="ce17" table:number-columns-repeated="11"/>
          <table:table-cell table:style-name="ce10" office:value-type="string" calcext:value-type="string">
            <text:p>What can we conclud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string" calcext:value-type="string">
            <text:p>2.5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7"/>
          <table:table-cell table:style-name="ce10"/>
          <table:table-cell table:style-name="ce10" office:value-type="string" calcext:value-type="string">
            <text:p>Formulate answers to the research ques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6" calcext:value-type="float">
            <text:p>2,6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Synthe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6" calcext:value-type="float">
            <text:p>2,6</text:p>
          </table:table-cell>
          <table:table-cell table:style-name="ce10" office:value-type="string" calcext:value-type="string">
            <text:p>2.6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6" calcext:value-type="float">
            <text:p>2,6</text:p>
          </table:table-cell>
          <table:table-cell table:style-name="ce10" office:value-type="string" calcext:value-type="string">
            <text:p>2.6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9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6" calcext:value-type="float">
            <text:p>2,6</text:p>
          </table:table-cell>
          <table:table-cell table:style-name="ce10" office:value-type="string" calcext:value-type="string">
            <text:p>2.6.2</text:p>
          </table:table-cell>
          <table:table-cell table:style-name="ce17" table:number-columns-repeated="11"/>
          <table:table-cell table:style-name="ce10" office:value-type="string" calcext:value-type="string">
            <text:p>Creative thinking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6" calcext:value-type="float">
            <text:p>2,6</text:p>
          </table:table-cell>
          <table:table-cell table:style-name="ce10" office:value-type="string" calcext:value-type="string">
            <text:p>2.6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9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Translate the research question into a testable hypothesis and identify the gaps in our knowledge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6" calcext:value-type="float">
            <text:p>2,6</text:p>
          </table:table-cell>
          <table:table-cell table:style-name="ce10" office:value-type="string" calcext:value-type="string">
            <text:p>2.6.3</text:p>
          </table:table-cell>
          <table:table-cell table:style-name="ce17" table:number-columns-repeated="11"/>
          <table:table-cell table:style-name="ce10" office:value-type="string" calcext:value-type="string">
            <text:p>Science relies on evidenc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6" calcext:value-type="float">
            <text:p>2,6</text:p>
          </table:table-cell>
          <table:table-cell table:style-name="ce10" office:value-type="string" calcext:value-type="string">
            <text:p>2.6.3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Extend your personal science checklis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11"/>
          <table:table-cell table:style-name="ce10" office:value-type="string" calcext:value-type="string">
            <text:p>Trust, verify, falsify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,1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Program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,1</text:p>
          </table:table-cell>
          <table:table-cell table:style-name="ce10" office:value-type="string" calcext:value-type="string">
            <text:p>3.1.1</text:p>
          </table:table-cell>
          <table:table-cell table:style-name="ce17" table:number-columns-repeated="11"/>
          <table:table-cell table:style-name="ce10" office:value-type="string" calcext:value-type="string">
            <text:p>Program and learning objective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1" calcext:value-type="float">
            <text:p>3,1</text:p>
          </table:table-cell>
          <table:table-cell table:style-name="ce10" office:value-type="string" calcext:value-type="string">
            <text:p>3.1.1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3" table:style-name="ce17" office:value-type="string" calcext:value-type="string">
            <text:p>x</text:p>
          </table:table-cell>
          <table:table-cell table:style-name="ce17" table:number-columns-repeated="6"/>
          <table:table-cell table:style-name="ce10"/>
          <table:table-cell table:style-name="ce10" office:value-type="string" calcext:value-type="string">
            <text:p>Program and learning objective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Theory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2</text:p>
          </table:table-cell>
          <table:table-cell table:style-name="ce17" table:number-columns-repeated="11"/>
          <table:table-cell table:style-name="ce10" office:value-type="string" calcext:value-type="string">
            <text:p>Critical rationalism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Popper and critical rationalism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2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Hypothetical-deductive method: research cycle following Popper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3</text:p>
          </table:table-cell>
          <table:table-cell table:style-name="ce17" table:number-columns-repeated="11"/>
          <table:table-cell table:style-name="ce10" office:value-type="string" calcext:value-type="string">
            <text:p>From Radiation to Plant's Input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3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Surface radiation and energy budget + plant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4</text:p>
          </table:table-cell>
          <table:table-cell table:style-name="ce17" table:number-columns-repeated="11"/>
          <table:table-cell table:style-name="ce10" office:value-type="string" calcext:value-type="string">
            <text:p>The Feedback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4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Feedback loop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2" calcext:value-type="float">
            <text:p>3,2</text:p>
          </table:table-cell>
          <table:table-cell table:style-name="ce10" office:value-type="string" calcext:value-type="string">
            <text:p>3.2.4</text:p>
          </table:table-cell>
          <table:table-cell table:style-name="ce17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Feedback loops in the climate system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,3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Hypothe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,3</text:p>
          </table:table-cell>
          <table:table-cell table:style-name="ce10" office:value-type="string" calcext:value-type="string">
            <text:p>3.3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,3</text:p>
          </table:table-cell>
          <table:table-cell table:style-name="ce10" office:value-type="string" calcext:value-type="string">
            <text:p>3.3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,3</text:p>
          </table:table-cell>
          <table:table-cell table:style-name="ce10" office:value-type="string" calcext:value-type="string">
            <text:p>3.3.2</text:p>
          </table:table-cell>
          <table:table-cell table:style-name="ce17" table:number-columns-repeated="11"/>
          <table:table-cell table:style-name="ce10" office:value-type="string" calcext:value-type="string">
            <text:p>Research Ques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,3</text:p>
          </table:table-cell>
          <table:table-cell table:style-name="ce10" office:value-type="string" calcext:value-type="string">
            <text:p>3.3.2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Research questions related to soil moisture effec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Experimental and Analy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1.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2</text:p>
          </table:table-cell>
          <table:table-cell table:style-name="ce17" table:number-columns-repeated="11"/>
          <table:table-cell table:style-name="ce10" office:value-type="string" calcext:value-type="string">
            <text:p>Uncertainties in Scientific Simula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Aspects of uncertainty in simula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2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Uncertainty in climate simula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3</text:p>
          </table:table-cell>
          <table:table-cell table:style-name="ce17" table:number-columns-repeated="11"/>
          <table:table-cell table:style-name="ce10" office:value-type="string" calcext:value-type="string">
            <text:p>Model valida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3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Model validation as an iterative proces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Observations needed fot model valid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etup your own model validation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sis of the model valid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Modifications to model setup based on observa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4</text:p>
          </table:table-cell>
          <table:table-cell table:style-name="ce17" table:number-columns-repeated="11"/>
          <table:table-cell table:style-name="ce10" office:value-type="string" calcext:value-type="string">
            <text:p>Sensitivity to Changes in Moisture and Humidity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4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27" office:value-type="string" calcext:value-type="string">
            <text:p>Guidelines to setup your sensitivity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Motivation for the sensitivity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etup the sensitivity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string" calcext:value-type="string">
            <text:p>3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ze the results of the sensitivity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5" calcext:value-type="float">
            <text:p>3,5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Conclusion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5" calcext:value-type="float">
            <text:p>3,5</text:p>
          </table:table-cell>
          <table:table-cell table:style-name="ce10" office:value-type="string" calcext:value-type="string">
            <text:p>3.5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5" calcext:value-type="float">
            <text:p>3,5</text:p>
          </table:table-cell>
          <table:table-cell table:style-name="ce10" office:value-type="string" calcext:value-type="string">
            <text:p>3.5.1</text:p>
          </table:table-cell>
          <table:table-cell table:style-name="ce17" table:number-columns-repeated="9"/>
          <table:table-cell table:style-name="ce17" office:value-type="string" calcext:value-type="string">
            <text:p>x</text:p>
          </table:table-cell>
          <table:table-cell table:style-name="ce17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5" calcext:value-type="float">
            <text:p>3,5</text:p>
          </table:table-cell>
          <table:table-cell table:style-name="ce10" office:value-type="string" calcext:value-type="string">
            <text:p>3.5.2</text:p>
          </table:table-cell>
          <table:table-cell table:style-name="ce17" table:number-columns-repeated="11"/>
          <table:table-cell table:style-name="ce10" office:value-type="string" calcext:value-type="string">
            <text:p>Wat do you conclud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5" calcext:value-type="float">
            <text:p>3,5</text:p>
          </table:table-cell>
          <table:table-cell table:style-name="ce10" office:value-type="string" calcext:value-type="string">
            <text:p>3.5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7"/>
          <table:table-cell table:style-name="ce10"/>
          <table:table-cell table:style-name="ce10" office:value-type="string" calcext:value-type="string">
            <text:p>Answer rhe research question and consider your hypothesi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6" calcext:value-type="float">
            <text:p>3,6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Synthe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6" calcext:value-type="float">
            <text:p>3,6</text:p>
          </table:table-cell>
          <table:table-cell table:style-name="ce10" office:value-type="string" calcext:value-type="string">
            <text:p>3.6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6" calcext:value-type="float">
            <text:p>3,6</text:p>
          </table:table-cell>
          <table:table-cell table:style-name="ce10" office:value-type="string" calcext:value-type="string">
            <text:p>3.6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9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6" calcext:value-type="float">
            <text:p>3,6</text:p>
          </table:table-cell>
          <table:table-cell table:style-name="ce10" office:value-type="string" calcext:value-type="string">
            <text:p>3.6.2</text:p>
          </table:table-cell>
          <table:table-cell table:style-name="ce17" table:number-columns-repeated="11"/>
          <table:table-cell table:style-name="ce10" office:value-type="string" calcext:value-type="string">
            <text:p>Creative thinking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6" calcext:value-type="float">
            <text:p>3,6</text:p>
          </table:table-cell>
          <table:table-cell table:style-name="ce10" office:value-type="string" calcext:value-type="string">
            <text:p>3.6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9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Reconsider our original research question and come up with additional ques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6" calcext:value-type="float">
            <text:p>3,6</text:p>
          </table:table-cell>
          <table:table-cell table:style-name="ce10" office:value-type="string" calcext:value-type="string">
            <text:p>3.6.3</text:p>
          </table:table-cell>
          <table:table-cell table:style-name="ce17" table:number-columns-repeated="11"/>
          <table:table-cell table:style-name="ce10" office:value-type="string" calcext:value-type="string">
            <text:p>Expose Scientific Hypotheses to Testing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6" calcext:value-type="float">
            <text:p>3,6</text:p>
          </table:table-cell>
          <table:table-cell table:style-name="ce10" office:value-type="string" calcext:value-type="string">
            <text:p>3.6.3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Extend your personal science checklis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7" table:number-columns-repeated="11"/>
          <table:table-cell table:style-name="ce10" office:value-type="string" calcext:value-type="string">
            <text:p>Scientific Progress is all about Asking Questions 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,1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Program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,1</text:p>
          </table:table-cell>
          <table:table-cell table:style-name="ce10" office:value-type="string" calcext:value-type="string">
            <text:p>4.1.1</text:p>
          </table:table-cell>
          <table:table-cell table:style-name="ce17" table:number-columns-repeated="11"/>
          <table:table-cell table:style-name="ce10" office:value-type="string" calcext:value-type="string">
            <text:p>Program and learning objective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1" calcext:value-type="float">
            <text:p>4,1</text:p>
          </table:table-cell>
          <table:table-cell table:style-name="ce10" office:value-type="string" calcext:value-type="string">
            <text:p>4.1.1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3" table:style-name="ce17" office:value-type="string" calcext:value-type="string">
            <text:p>x</text:p>
          </table:table-cell>
          <table:table-cell table:style-name="ce17" table:number-columns-repeated="6"/>
          <table:table-cell table:style-name="ce10"/>
          <table:table-cell table:style-name="ce10" office:value-type="string" calcext:value-type="string">
            <text:p>Program and learning objective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2" calcext:value-type="float">
            <text:p>4,2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Theory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2" calcext:value-type="float">
            <text:p>4,2</text:p>
          </table:table-cell>
          <table:table-cell table:style-name="ce10" office:value-type="string" calcext:value-type="string">
            <text:p>4.2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2" calcext:value-type="float">
            <text:p>4,2</text:p>
          </table:table-cell>
          <table:table-cell table:style-name="ce10" office:value-type="string" calcext:value-type="string">
            <text:p>4.2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2" calcext:value-type="float">
            <text:p>4,2</text:p>
          </table:table-cell>
          <table:table-cell table:style-name="ce10" office:value-type="string" calcext:value-type="string">
            <text:p>4.2.2</text:p>
          </table:table-cell>
          <table:table-cell table:style-name="ce17" table:number-columns-repeated="11"/>
          <table:table-cell table:style-name="ce10" office:value-type="string" calcext:value-type="string">
            <text:p>Scientific Progres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2" calcext:value-type="float">
            <text:p>4,2</text:p>
          </table:table-cell>
          <table:table-cell table:style-name="ce10" office:value-type="string" calcext:value-type="string">
            <text:p>4.2.2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/>
          <table:table-cell table:style-name="ce10" office:value-type="string" calcext:value-type="string">
            <text:p>Succession of paradigms, resarch programs, research tradi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2" calcext:value-type="float">
            <text:p>4,2</text:p>
          </table:table-cell>
          <table:table-cell table:style-name="ce10" office:value-type="string" calcext:value-type="string">
            <text:p>4.2.3</text:p>
          </table:table-cell>
          <table:table-cell table:style-name="ce17" table:number-columns-repeated="4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5"/>
          <table:table-cell table:style-name="ce10" office:value-type="string" calcext:value-type="string">
            <text:p>Carbon exchang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3" calcext:value-type="float">
            <text:p>4,3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Hypothe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3" calcext:value-type="float">
            <text:p>4,3</text:p>
          </table:table-cell>
          <table:table-cell table:style-name="ce10" office:value-type="string" calcext:value-type="string">
            <text:p>4.3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3" calcext:value-type="float">
            <text:p>4,3</text:p>
          </table:table-cell>
          <table:table-cell table:style-name="ce10" office:value-type="string" calcext:value-type="string">
            <text:p>4.3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3" calcext:value-type="float">
            <text:p>4,3</text:p>
          </table:table-cell>
          <table:table-cell table:style-name="ce10" office:value-type="string" calcext:value-type="string">
            <text:p>4.3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 office:value-type="string" calcext:value-type="string">
            <text:p>Research Ques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3" calcext:value-type="float">
            <text:p>4,3</text:p>
          </table:table-cell>
          <table:table-cell table:style-name="ce10" office:value-type="string" calcext:value-type="string">
            <text:p>4.3.2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The ultimate research ques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3" calcext:value-type="float">
            <text:p>4,3</text:p>
          </table:table-cell>
          <table:table-cell table:style-name="ce10" office:value-type="string" calcext:value-type="string">
            <text:p>4.3.2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0"/>
          <table:table-cell table:style-name="ce10" office:value-type="string" calcext:value-type="string">
            <text:p>Formulate your hypothesi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Experiments and analy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2</text:p>
          </table:table-cell>
          <table:table-cell table:style-name="ce17" table:number-columns-repeated="11"/>
          <table:table-cell table:style-name="ce10" office:value-type="string" calcext:value-type="string">
            <text:p>Scientific group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2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cientific groups, what is your research identity?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3</text:p>
          </table:table-cell>
          <table:table-cell table:style-name="ce17" table:number-columns-repeated="11"/>
          <table:table-cell table:style-name="ce10" office:value-type="string" calcext:value-type="string">
            <text:p>Model valida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Context of this valida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etup your own model validation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se your own sensitivity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3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Feedback on your sensitivity experimen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4</text:p>
          </table:table-cell>
          <table:table-cell table:style-name="ce17" table:number-columns-repeated="11"/>
          <table:table-cell table:style-name="ce10" office:value-type="string" calcext:value-type="string">
            <text:p>Sensitivity to Climate Change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Context of the experiment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etup of the experiments <text:s/>- warmer climate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sis of the experiments - warmer climate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Setup of the experiments <text:s/>- increased CO2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Analysis of the experiments - increased CO2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4" calcext:value-type="float">
            <text:p>4,4</text:p>
          </table:table-cell>
          <table:table-cell table:style-name="ce10" office:value-type="string" calcext:value-type="string">
            <text:p>4.4.4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Setup and analysis of experiments - C3 vs C4 plant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,5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Conclusion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,5</text:p>
          </table:table-cell>
          <table:table-cell table:style-name="ce10" office:value-type="string" calcext:value-type="string">
            <text:p>4.5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,5</text:p>
          </table:table-cell>
          <table:table-cell table:style-name="ce10" office:value-type="string" calcext:value-type="string">
            <text:p>4.5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7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,5</text:p>
          </table:table-cell>
          <table:table-cell table:style-name="ce10" office:value-type="string" calcext:value-type="string">
            <text:p>4.5.2</text:p>
          </table:table-cell>
          <table:table-cell table:style-name="ce17" table:number-columns-repeated="11"/>
          <table:table-cell table:style-name="ce10" office:value-type="string" calcext:value-type="string">
            <text:p>What Do You Conclude?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,5</text:p>
          </table:table-cell>
          <table:table-cell table:style-name="ce10" office:value-type="string" calcext:value-type="string">
            <text:p>4.5.2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/>
          <table:table-cell table:style-name="ce10"/>
          <table:table-cell table:style-name="ce10" office:value-type="string" calcext:value-type="string">
            <text:p>Guidelines to draw conclus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,5</text:p>
          </table:table-cell>
          <table:table-cell table:style-name="ce10" office:value-type="string" calcext:value-type="string">
            <text:p>4.5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0"/>
          <table:table-cell table:style-name="ce10" office:value-type="string" calcext:value-type="string">
            <text:p>Discuss conclusions related to both our meteorological questions and the philosophical question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6" calcext:value-type="float">
            <text:p>4,6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Synthesis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6" calcext:value-type="float">
            <text:p>4,6</text:p>
          </table:table-cell>
          <table:table-cell table:style-name="ce10" office:value-type="string" calcext:value-type="string">
            <text:p>4.6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6" calcext:value-type="float">
            <text:p>4,6</text:p>
          </table:table-cell>
          <table:table-cell table:style-name="ce10" office:value-type="string" calcext:value-type="string">
            <text:p>4.6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9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6" calcext:value-type="float">
            <text:p>4,6</text:p>
          </table:table-cell>
          <table:table-cell table:style-name="ce10" office:value-type="string" calcext:value-type="string">
            <text:p>4.6.2</text:p>
          </table:table-cell>
          <table:table-cell table:style-name="ce17" table:number-columns-repeated="11"/>
          <table:table-cell table:style-name="ce10" office:value-type="string" calcext:value-type="string">
            <text:p>Creative thinking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6" calcext:value-type="float">
            <text:p>4,6</text:p>
          </table:table-cell>
          <table:table-cell table:style-name="ce10" office:value-type="string" calcext:value-type="string">
            <text:p>4.6.2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Guidelines for an effective synthesi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6" calcext:value-type="float">
            <text:p>4,6</text:p>
          </table:table-cell>
          <table:table-cell table:style-name="ce10" office:value-type="string" calcext:value-type="string">
            <text:p>4.6.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9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Reflect on our research question and identify gaps in our research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6" calcext:value-type="float">
            <text:p>4,6</text:p>
          </table:table-cell>
          <table:table-cell table:style-name="ce10" office:value-type="string" calcext:value-type="string">
            <text:p>4.6.3</text:p>
          </table:table-cell>
          <table:table-cell table:style-name="ce17" table:number-columns-repeated="11"/>
          <table:table-cell table:style-name="ce10" office:value-type="string" calcext:value-type="string">
            <text:p>Interact with the Scientific Community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6" calcext:value-type="float">
            <text:p>4,6</text:p>
          </table:table-cell>
          <table:table-cell table:style-name="ce10" office:value-type="string" calcext:value-type="string">
            <text:p>4.6.3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Extend your personal science checklis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7" table:number-columns-repeated="11"/>
          <table:table-cell table:style-name="ce10" office:value-type="string" calcext:value-type="string">
            <text:p>To plan or not to pla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1" calcext:value-type="float">
            <text:p>5,1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Program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office:value-type="string" calcext:value-type="string">
            <text:p>5.1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office:value-type="string" calcext:value-type="string">
            <text:p>5.1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2" calcext:value-type="float">
            <text:p>5,2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Writing your proposal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2" calcext:value-type="float">
            <text:p>5,2</text:p>
          </table:table-cell>
          <table:table-cell table:style-name="ce10" office:value-type="string" calcext:value-type="string">
            <text:p>5.2.1</text:p>
          </table:table-cell>
          <table:table-cell table:style-name="ce17" table:number-columns-repeated="11"/>
          <table:table-cell table:style-name="ce10" office:value-type="string" calcext:value-type="string">
            <text:p>Designing your research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2" calcext:value-type="float">
            <text:p>5,2</text:p>
          </table:table-cell>
          <table:table-cell table:style-name="ce10" office:value-type="string" calcext:value-type="string">
            <text:p>5.2.1</text:p>
          </table:table-cell>
          <table:table-cell table:style-name="ce17" table:number-columns-repeated="3"/>
          <table:table-cell table:number-columns-repeated="5"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28" office:value-type="string" calcext:value-type="string">
            <text:p>Formulate your research motivation, research question and method; consult with your peers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2" calcext:value-type="float">
            <text:p>5,2</text:p>
          </table:table-cell>
          <table:table-cell table:style-name="ce10" office:value-type="string" calcext:value-type="string">
            <text:p>5.2.2</text:p>
          </table:table-cell>
          <table:table-cell table:style-name="ce17" table:number-columns-repeated="11"/>
          <table:table-cell table:style-name="ce10" office:value-type="string" calcext:value-type="string">
            <text:p>Writing your proposal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2" calcext:value-type="float">
            <text:p>5,2</text:p>
          </table:table-cell>
          <table:table-cell table:style-name="ce10" office:value-type="string" calcext:value-type="string">
            <text:p>5.2.2</text:p>
          </table:table-cell>
          <table:table-cell table:style-name="ce17" table:number-columns-repeated="3"/>
          <table:table-cell table:number-columns-repeated="5"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office:value-type="string" calcext:value-type="string">
            <text:p>Write your proposal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3" calcext:value-type="float">
            <text:p>5,3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Receiving feedback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3" calcext:value-type="float">
            <text:p>5,3</text:p>
          </table:table-cell>
          <table:table-cell table:style-name="ce10" office:value-type="string" calcext:value-type="string">
            <text:p>5.3.1</text:p>
          </table:table-cell>
          <table:table-cell table:style-name="ce17" table:number-columns-repeated="11"/>
          <table:table-cell table:style-name="ce10" office:value-type="string" calcext:value-type="string">
            <text:p>Review of your proposal: peer feedback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float" office:value="5.3" calcext:value-type="float">
            <text:p>5,3</text:p>
          </table:table-cell>
          <table:table-cell table:style-name="ce10" office:value-type="string" calcext:value-type="string">
            <text:p>5.3.1</text:p>
          </table:table-cell>
          <table:table-cell table:style-name="ce17" table:number-columns-repeated="3"/>
          <table:table-cell table:number-columns-repeated="5"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Receive and provide feedback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3" calcext:value-type="float">
            <text:p>5,3</text:p>
          </table:table-cell>
          <table:table-cell table:style-name="ce10" office:value-type="string" calcext:value-type="string">
            <text:p>5.3.2</text:p>
          </table:table-cell>
          <table:table-cell table:style-name="ce17" table:number-columns-repeated="11"/>
          <table:table-cell table:style-name="ce10" office:value-type="string" calcext:value-type="string">
            <text:p>The final proposal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3" calcext:value-type="float">
            <text:p>5,3</text:p>
          </table:table-cell>
          <table:table-cell table:style-name="ce10" office:value-type="string" calcext:value-type="string">
            <text:p>5.3.2</text:p>
          </table:table-cell>
          <table:table-cell table:style-name="ce17" table:number-columns-repeated="3"/>
          <table:table-cell table:number-columns-repeated="5" table:style-name="ce17" office:value-type="string" calcext:value-type="string">
            <text:p>x</text:p>
          </table:table-cell>
          <table:table-cell table:style-name="ce17" table:number-columns-repeated="3"/>
          <table:table-cell table:style-name="ce10"/>
          <table:table-cell table:style-name="ce10" office:value-type="string" calcext:value-type="string">
            <text:p>Finalize your proposal and hand it i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17" table:number-columns-repeated="11"/>
          <table:table-cell table:style-name="ce10" office:value-type="string" calcext:value-type="string">
            <text:p>The proof of the puddi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1" calcext:value-type="float">
            <text:p>6,1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Program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1" calcext:value-type="float">
            <text:p>6,1</text:p>
          </table:table-cell>
          <table:table-cell table:style-name="ce10" office:value-type="string" calcext:value-type="string">
            <text:p>6.1.1</text:p>
          </table:table-cell>
          <table:table-cell table:style-name="ce17" table:number-columns-repeated="11"/>
          <table:table-cell table:style-name="ce10" office:value-type="string" calcext:value-type="string">
            <text:p>Introdu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1" calcext:value-type="float">
            <text:p>6,1</text:p>
          </table:table-cell>
          <table:table-cell table:style-name="ce10" office:value-type="string" calcext:value-type="string">
            <text:p>6.1.1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0"/>
          <table:table-cell table:style-name="ce10" office:value-type="string" calcext:value-type="string">
            <text:p>Introduction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2" calcext:value-type="float">
            <text:p>6,2</text:p>
          </table:table-cell>
          <table:table-cell table:style-name="ce10"/>
          <table:table-cell table:style-name="ce17" table:number-columns-repeated="11"/>
          <table:table-cell table:style-name="ce10" office:value-type="string" calcext:value-type="string">
            <text:p>Performing your research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2" calcext:value-type="float">
            <text:p>6,2</text:p>
          </table:table-cell>
          <table:table-cell table:style-name="ce10" office:value-type="string" calcext:value-type="string">
            <text:p>6.2.1</text:p>
          </table:table-cell>
          <table:table-cell table:style-name="ce17" table:number-columns-repeated="11"/>
          <table:table-cell table:style-name="ce10" office:value-type="string" calcext:value-type="string">
            <text:p>Some time to prepare for reflection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2" calcext:value-type="float">
            <text:p>6,2</text:p>
          </table:table-cell>
          <table:table-cell table:style-name="ce10" office:value-type="string" calcext:value-type="string">
            <text:p>6.2.1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number-columns-repeated="6"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Reflect on questions regarding your methodology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float" office:value="6.2" calcext:value-type="float">
            <text:p>6,2</text:p>
          </table:table-cell>
          <table:table-cell table:style-name="ce12" office:value-type="string" calcext:value-type="string">
            <text:p>6.2.1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number-columns-repeated="6"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Reflect on questions related to your peronal science checklis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2" calcext:value-type="float">
            <text:p>6,2</text:p>
          </table:table-cell>
          <table:table-cell table:style-name="ce10" office:value-type="string" calcext:value-type="string">
            <text:p>6.2.2</text:p>
          </table:table-cell>
          <table:table-cell table:style-name="ce17" table:number-columns-repeated="11"/>
          <table:table-cell table:style-name="ce10" office:value-type="string" calcext:value-type="string">
            <text:p>Performing your research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2" calcext:value-type="float">
            <text:p>6,2</text:p>
          </table:table-cell>
          <table:table-cell table:style-name="ce10" office:value-type="string" calcext:value-type="string">
            <text:p>6.2.2</text:p>
          </table:table-cell>
          <table:table-cell table:style-name="ce17"/>
          <table:table-cell table:number-columns-repeated="10"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Perform your research projec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2" calcext:value-type="float">
            <text:p>6,2</text:p>
          </table:table-cell>
          <table:table-cell table:style-name="ce10" office:value-type="string" calcext:value-type="string">
            <text:p>6.2.3</text:p>
          </table:table-cell>
          <table:table-cell table:style-name="ce17" table:number-columns-repeated="11"/>
          <table:table-cell table:style-name="ce10" office:value-type="string" calcext:value-type="string">
            <text:p>Reporting on your research</text:p>
          </table:table-cell>
          <table:table-cell table:style-name="ce10" table:number-columns-repeated="5"/>
          <table:table-cell table:number-columns-repeated="100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float" office:value="6.2" calcext:value-type="float">
            <text:p>6,2</text:p>
          </table:table-cell>
          <table:table-cell table:style-name="ce10" office:value-type="string" calcext:value-type="string">
            <text:p>6.2.3</text:p>
          </table:table-cell>
          <table:table-cell table:style-name="ce17" table:number-columns-repeated="3"/>
          <table:table-cell table:number-columns-repeated="8" table:style-name="ce17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Write your research report</text:p>
          </table:table-cell>
          <table:table-cell table:style-name="ce10" table:number-columns-repeated="4"/>
          <table:table-cell table:number-columns-repeated="1004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4" office:value-type="float" office:value="6.3" calcext:value-type="float">
            <text:p>6,3</text:p>
          </table:table-cell>
          <table:table-cell table:style-name="ce14"/>
          <table:table-cell table:style-name="ce18" table:number-columns-repeated="11"/>
          <table:table-cell table:style-name="ce14" office:value-type="string" calcext:value-type="string">
            <text:p>Receiving feedback</text:p>
          </table:table-cell>
          <table:table-cell table:style-name="ce14" table:number-columns-repeated="5"/>
          <table:table-cell table:number-columns-repeated="1004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4" office:value-type="float" office:value="6.3" calcext:value-type="float">
            <text:p>6,3</text:p>
          </table:table-cell>
          <table:table-cell table:style-name="ce14" office:value-type="string" calcext:value-type="string">
            <text:p>6.3.1</text:p>
          </table:table-cell>
          <table:table-cell table:style-name="ce18" table:number-columns-repeated="11"/>
          <table:table-cell table:style-name="ce14" office:value-type="string" calcext:value-type="string">
            <text:p>Review of your report: peer feedback</text:p>
          </table:table-cell>
          <table:table-cell table:style-name="ce14" table:number-columns-repeated="5"/>
          <table:table-cell table:number-columns-repeated="1004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4" office:value-type="float" office:value="6.3" calcext:value-type="float">
            <text:p>6,3</text:p>
          </table:table-cell>
          <table:table-cell table:style-name="ce14" office:value-type="string" calcext:value-type="string">
            <text:p>6.3.1</text:p>
          </table:table-cell>
          <table:table-cell table:style-name="ce18" table:number-columns-repeated="3"/>
          <table:table-cell table:number-columns-repeated="8" table:style-name="ce18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Receive and provide feedback</text:p>
          </table:table-cell>
          <table:table-cell table:style-name="ce14" table:number-columns-repeated="4"/>
          <table:table-cell table:number-columns-repeated="1004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4" office:value-type="float" office:value="6.3" calcext:value-type="float">
            <text:p>6,3</text:p>
          </table:table-cell>
          <table:table-cell table:style-name="ce14" office:value-type="string" calcext:value-type="string">
            <text:p>6.3.2</text:p>
          </table:table-cell>
          <table:table-cell table:style-name="ce18" table:number-columns-repeated="11"/>
          <table:table-cell table:style-name="ce14" office:value-type="string" calcext:value-type="string">
            <text:p>The final report </text:p>
          </table:table-cell>
          <table:table-cell table:style-name="ce14" table:number-columns-repeated="5"/>
          <table:table-cell table:number-columns-repeated="1004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4" office:value-type="float" office:value="6.3" calcext:value-type="float">
            <text:p>6,3</text:p>
          </table:table-cell>
          <table:table-cell table:style-name="ce14" office:value-type="string" calcext:value-type="string">
            <text:p>6.3.2</text:p>
          </table:table-cell>
          <table:table-cell table:style-name="ce18"/>
          <table:table-cell table:number-columns-repeated="10" table:style-name="ce18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Finalize your report, including appendices on methodology and your checklist; and hand it in</text:p>
          </table:table-cell>
          <table:table-cell table:style-name="ce14" table:number-columns-repeated="4"/>
          <table:table-cell table:number-columns-repeated="1004"/>
        </table:table-row>
        <table:table-row table:style-name="ro2" table:number-rows-repeated="753">
          <table:table-cell table:style-name="ce10" table:number-columns-repeated="3"/>
          <table:table-cell table:style-name="ce17" table:number-columns-repeated="11"/>
          <table:table-cell table:style-name="ce10" table:number-columns-repeated="6"/>
          <table:table-cell table:number-columns-repeated="1004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How to use this spreadsheet'.$A$1" table:cell-range-address="$'Structure of the course'.$A$2:.$P$128"/>
        </table:named-expressions>
        <calcext:conditional-formats>
          <calcext:conditional-format calcext:target-range-address="'Structure of the course'.P43:'Structure of the course'.P43">
            <calcext:condition calcext:apply-style-name="ConditionalStyle_24" calcext:value="formula-is([.$O43]&gt;0)" calcext:base-cell-address="'Structure of the course'.P43"/>
          </calcext:conditional-format>
          <calcext:conditional-format calcext:target-range-address="'Structure of the course'.A43:'Structure of the course'.C43">
            <calcext:condition calcext:apply-style-name="ConditionalStyle_23" calcext:value="formula-is([.$O43]&gt;0)" calcext:base-cell-address="'Structure of the course'.A43"/>
          </calcext:conditional-format>
          <calcext:conditional-format calcext:target-range-address="'Structure of the course'.Q13:'Structure of the course'.Q13">
            <calcext:condition calcext:apply-style-name="ConditionalStyle_22" calcext:value="formula-is(([.$O3]&gt;0)*([.$B3]&gt;0)*(ISBLANK([.$C3])))" calcext:base-cell-address="'Structure of the course'.Q13"/>
          </calcext:conditional-format>
          <calcext:conditional-format calcext:target-range-address="'Structure of the course'.A52:'Structure of the course'.O52 'Structure of the course'.Q52:'Structure of the course'.T52 'Structure of the course'.A53:'Structure of the course'.T58 'Structure of the course'.Q59:'Structure of the course'.T60 'Structure of the course'.P59:'Structure of the course'.P59 'Structure of the course'.A59:'Structure of the course'.O60 'Structure of the course'.A3:'Structure of the course'.T51 'Structure of the course'.A61:'Structure of the course'.T230 'Structure of the course'.A231:'Structure of the course'.O231 'Structure of the course'.Q231:'Structure of the course'.T231 'Structure of the course'.A232:'Structure of the course'.T232 'Structure of the course'.A234:'Structure of the course'.T235 'Structure of the course'.A233:'Structure of the course'.O233 'Structure of the course'.Q233:'Structure of the course'.T233 'Structure of the course'.B236:'Structure of the course'.T245 'Structure of the course'.A237:'Structure of the course'.A245 'Structure of the course'.D246:'Structure of the course'.T246 'Structure of the course'.A247:'Structure of the course'.T250 'Structure of the course'.A256:'Structure of the course'.T1008">
            <calcext:condition calcext:apply-style-name="ConditionalStyle_21" calcext:value="formula-is(([.$O3]&gt;0)*(ISBLANK([.$B3]))*(ISBLANK([.$C3])))" calcext:base-cell-address="'Structure of the course'.A3"/>
            <calcext:condition calcext:apply-style-name="ConditionalStyle_20" calcext:value="formula-is(([.$O3]&gt;0)*([.$B3]&gt;0)*(ISBLANK([.$C3])))" calcext:base-cell-address="'Structure of the course'.A3"/>
            <calcext:condition calcext:apply-style-name="ConditionalStyle_19" calcext:value="formula-is(([.$O3]&gt;0)*([.$B3]&gt;0)*([.$C3]&gt;0))" calcext:base-cell-address="'Structure of the course'.A3"/>
          </calcext:conditional-format>
          <calcext:conditional-format calcext:target-range-address="'Structure of the course'.P52:'Structure of the course'.P52">
            <calcext:condition calcext:apply-style-name="ConditionalStyle_18" calcext:value="formula-is((#ref!&gt;0)*(ISBLANK(#ref!))*(ISBLANK(#ref!)))" calcext:base-cell-address="'Structure of the course'.P52"/>
            <calcext:condition calcext:apply-style-name="ConditionalStyle_17" calcext:value="formula-is((#ref!&gt;0)*(#ref!&gt;0)*(ISBLANK(#ref!)))" calcext:base-cell-address="'Structure of the course'.P52"/>
            <calcext:condition calcext:apply-style-name="ConditionalStyle_16" calcext:value="formula-is((#ref!&gt;0)*(#ref!&gt;0)*(#ref!&gt;0))" calcext:base-cell-address="'Structure of the course'.P52"/>
          </calcext:conditional-format>
          <calcext:conditional-format calcext:target-range-address="'Structure of the course'.P60:'Structure of the course'.P60">
            <calcext:condition calcext:apply-style-name="ConditionalStyle_15" calcext:value="formula-is(([.$O59]&gt;0)*(ISBLANK([.$B59]))*(ISBLANK([.$C59])))" calcext:base-cell-address="'Structure of the course'.P60"/>
            <calcext:condition calcext:apply-style-name="ConditionalStyle_14" calcext:value="formula-is(([.$O59]&gt;0)*([.$B59]&gt;0)*(ISBLANK([.$C59])))" calcext:base-cell-address="'Structure of the course'.P60"/>
            <calcext:condition calcext:apply-style-name="ConditionalStyle_13" calcext:value="formula-is(([.$O59]&gt;0)*([.$B59]&gt;0)*([.$C59]&gt;0))" calcext:base-cell-address="'Structure of the course'.P60"/>
          </calcext:conditional-format>
          <calcext:conditional-format calcext:target-range-address="'Structure of the course'.P231:'Structure of the course'.P231">
            <calcext:condition calcext:apply-style-name="ConditionalStyle_12" calcext:value="formula-is(([.$O233]&gt;0)*(ISBLANK([.$B233]))*(ISBLANK([.$C233])))" calcext:base-cell-address="'Structure of the course'.P231"/>
            <calcext:condition calcext:apply-style-name="ConditionalStyle_11" calcext:value="formula-is(([.$O233]&gt;0)*([.$B233]&gt;0)*(ISBLANK([.$C233])))" calcext:base-cell-address="'Structure of the course'.P231"/>
            <calcext:condition calcext:apply-style-name="ConditionalStyle_10" calcext:value="formula-is(([.$O233]&gt;0)*([.$B233]&gt;0)*([.$C233]&gt;0))" calcext:base-cell-address="'Structure of the course'.P231"/>
          </calcext:conditional-format>
          <calcext:conditional-format calcext:target-range-address="'Structure of the course'.A246:'Structure of the course'.C246">
            <calcext:condition calcext:apply-style-name="ConditionalStyle_9" calcext:value="formula-is(([.$O246]&gt;0)*(ISBLANK([.$B246]))*(ISBLANK([.$C246])))" calcext:base-cell-address="'Structure of the course'.A246"/>
            <calcext:condition calcext:apply-style-name="ConditionalStyle_8" calcext:value="formula-is(([.$O246]&gt;0)*([.$B246]&gt;0)*(ISBLANK([.$C246])))" calcext:base-cell-address="'Structure of the course'.A246"/>
            <calcext:condition calcext:apply-style-name="ConditionalStyle_7" calcext:value="formula-is(([.$O246]&gt;0)*([.$B246]&gt;0)*([.$C246]&gt;0))" calcext:base-cell-address="'Structure of the course'.A246"/>
          </calcext:conditional-format>
          <calcext:conditional-format calcext:target-range-address="'Structure of the course'.B251:'Structure of the course'.T255">
            <calcext:condition calcext:apply-style-name="ConditionalStyle_6" calcext:value="formula-is(([.$O251]&gt;0)*(ISBLANK([.$B251]))*(ISBLANK([.$C251])))" calcext:base-cell-address="'Structure of the course'.B251"/>
            <calcext:condition calcext:apply-style-name="ConditionalStyle_5" calcext:value="formula-is(([.$O251]&gt;0)*([.$B251]&gt;0)*(ISBLANK([.$C251])))" calcext:base-cell-address="'Structure of the course'.B251"/>
            <calcext:condition calcext:apply-style-name="ConditionalStyle_4" calcext:value="formula-is(([.$O251]&gt;0)*([.$B251]&gt;0)*([.$C251]&gt;0))" calcext:base-cell-address="'Structure of the course'.B251"/>
          </calcext:conditional-format>
          <calcext:conditional-format calcext:target-range-address="'Structure of the course'.A251:'Structure of the course'.A255">
            <calcext:condition calcext:apply-style-name="ConditionalStyle_3" calcext:value="formula-is(([.$O251]&gt;0)*(ISBLANK([.$B251]))*(ISBLANK([.$C251])))" calcext:base-cell-address="'Structure of the course'.A251"/>
            <calcext:condition calcext:apply-style-name="ConditionalStyle_2" calcext:value="formula-is(([.$O251]&gt;0)*([.$B251]&gt;0)*(ISBLANK([.$C251])))" calcext:base-cell-address="'Structure of the course'.A251"/>
            <calcext:condition calcext:apply-style-name="ConditionalStyle_1" calcext:value="formula-is(([.$O251]&gt;0)*([.$B251]&gt;0)*([.$C251]&gt;0))" calcext:base-cell-address="'Structure of the course'.A251"/>
          </calcext:conditional-format>
        </calcext:conditional-formats>
      </table:table>
      <table:named-expressions/>
      <table:database-ranges>
        <table:database-range table:name="__Anonymous_Sheet_DB__1" table:target-range-address="'Structure of the course'.A2:'Structure of the course'.P1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09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09P0"/>
    </number:number-style>
    <number:number-style style:name="N10110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0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0P0"/>
    </number:number-style>
    <number:date-style style:name="N10111" number:language="nl" number:country="NL">
      <number:day/>
      <number:text>-</number:text>
      <number:month/>
      <number:text>-</number:text>
      <number:year number:style="long"/>
    </number:date-style>
    <number:date-style style:name="N10112" number:language="nl" number:country="NL">
      <number:day/>
      <number:text>-</number:text>
      <number:month number:textual="true"/>
      <number:text>-</number:text>
      <number:year/>
    </number:date-style>
    <number:date-style style:name="N10113" number:language="nl" number:country="NL">
      <number:day/>
      <number:text>-</number:text>
      <number:month number:textual="true"/>
    </number:date-style>
    <number:date-style style:name="N10114" number:language="nl" number:country="NL">
      <number:month number:textual="true"/>
      <number:text>-</number:text>
      <number:year/>
    </number:date-style>
    <number:time-style style:name="N10115" number:language="nl" number:country="NL">
      <number:hours/>
      <number:text>:</number:text>
      <number:minute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0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1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2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4P2" style:volatile="true" number:language="nl" number:country="NL">
      <loext:text> </loext:text>
      <loext:fill-character> </loext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5P2" style:volatile="true" number:language="nl" number:country="NL">
      <loext:text> € </loext:text>
      <loext:fill-character> </loext:fill-character>
      <number:text>-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6P2" style:volatile="true" number:language="nl" number:country="N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7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nl" number:country="N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24" style:display-name="ConditionalStyle_24" style:family="table-cell" style:parent-style-name="Default">
      <style:table-cell-properties fo:background-color="#f4b183"/>
    </style:style>
    <style:style style:name="ConditionalStyle_5f_23" style:display-name="ConditionalStyle_23" style:family="table-cell" style:parent-style-name="Default">
      <style:table-cell-properties fo:background-color="#f4b183"/>
    </style:style>
    <style:style style:name="ConditionalStyle_5f_22" style:display-name="ConditionalStyle_22" style:family="table-cell" style:parent-style-name="Default">
      <style:table-cell-properties fo:background-color="#d9d9d9"/>
    </style:style>
    <style:style style:name="ConditionalStyle_5f_21" style:display-name="ConditionalStyle_21" style:family="table-cell" style:parent-style-name="Default">
      <style:table-cell-properties fo:background-color="#a6a6a6"/>
    </style:style>
    <style:style style:name="ConditionalStyle_5f_20" style:display-name="ConditionalStyle_20" style:family="table-cell" style:parent-style-name="Default">
      <style:table-cell-properties fo:background-color="#d9d9d9"/>
    </style:style>
    <style:style style:name="ConditionalStyle_5f_19" style:display-name="ConditionalStyle_19" style:family="table-cell" style:parent-style-name="Default">
      <style:table-cell-properties fo:background-color="#f2f2f2"/>
    </style:style>
    <style:style style:name="ConditionalStyle_5f_18" style:display-name="ConditionalStyle_18" style:family="table-cell" style:parent-style-name="Default">
      <style:table-cell-properties fo:background-color="#a6a6a6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f2f2f2"/>
    </style:style>
    <style:style style:name="ConditionalStyle_5f_15" style:display-name="ConditionalStyle_15" style:family="table-cell" style:parent-style-name="Default">
      <style:table-cell-properties fo:background-color="#a6a6a6"/>
    </style:style>
    <style:style style:name="ConditionalStyle_5f_14" style:display-name="ConditionalStyle_14" style:family="table-cell" style:parent-style-name="Default">
      <style:table-cell-properties fo:background-color="#d9d9d9"/>
    </style:style>
    <style:style style:name="ConditionalStyle_5f_13" style:display-name="ConditionalStyle_13" style:family="table-cell" style:parent-style-name="Default">
      <style:table-cell-properties fo:background-color="#f2f2f2"/>
    </style:style>
    <style:style style:name="ConditionalStyle_5f_12" style:display-name="ConditionalStyle_12" style:family="table-cell" style:parent-style-name="Default">
      <style:table-cell-properties fo:background-color="#a6a6a6"/>
    </style:style>
    <style:style style:name="ConditionalStyle_5f_11" style:display-name="ConditionalStyle_11" style:family="table-cell" style:parent-style-name="Default">
      <style:table-cell-properties fo:background-color="#d9d9d9"/>
    </style:style>
    <style:style style:name="ConditionalStyle_5f_10" style:display-name="ConditionalStyle_10" style:family="table-cell" style:parent-style-name="Default">
      <style:table-cell-properties fo:background-color="#f2f2f2"/>
    </style:style>
    <style:style style:name="ConditionalStyle_5f_9" style:display-name="ConditionalStyle_9" style:family="table-cell" style:parent-style-name="Default">
      <style:table-cell-properties fo:background-color="#a6a6a6"/>
    </style:style>
    <style:style style:name="ConditionalStyle_5f_8" style:display-name="ConditionalStyle_8" style:family="table-cell" style:parent-style-name="Default">
      <style:table-cell-properties fo:background-color="#d9d9d9"/>
    </style:style>
    <style:style style:name="ConditionalStyle_5f_7" style:display-name="ConditionalStyle_7" style:family="table-cell" style:parent-style-name="Default">
      <style:table-cell-properties fo:background-color="#f2f2f2"/>
    </style:style>
    <style:style style:name="ConditionalStyle_5f_6" style:display-name="ConditionalStyle_6" style:family="table-cell" style:parent-style-name="Default">
      <style:table-cell-properties fo:background-color="#a6a6a6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2f2f2"/>
    </style:style>
    <style:style style:name="ConditionalStyle_5f_3" style:display-name="ConditionalStyle_3" style:family="table-cell" style:parent-style-name="Default">
      <style:table-cell-properties fo:background-color="#a6a6a6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f2f2f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w_20_to_20_use_20_this_20_spreadsheet" style:display-name="PageStyle_How to use this spread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of_20_the_20_course" style:display-name="PageStyle_Structure of the cour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ne, Arnold</meta:initial-creator>
    <dc:creator>Moene, Arnold</dc:creator>
    <meta:creation-date>2019-09-24T10:37:26</meta:creation-date>
    <dc:date>2019-09-24T14:22:38</dc:date>
    <meta:generator>LibreOffice/6.2.5.2$Windows_X86_64 LibreOffice_project/1ec314fa52f458adc18c4f025c545a4e8b22c159</meta:generator>
    <meta:document-statistic meta:table-count="2" meta:cell-count="1326" meta:object-count="0"/>
    <meta:user-defined meta:name="AppVersion">16.0300</meta:user-defined>
    <meta:user-defined meta:name="Company">Wageningen University and Resear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